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0cm"/>
    </style:style>
    <style:style style:name="gr2" style:family="graphic" style:parent-style-name="objectwithoutfill">
      <style:graphic-properties draw:marker-end="Short_20_line_20_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style-name="Italic" style:font-family-generic="roman" style:font-pitch="variable" fo:font-size="13pt" fo:font-style="italic" style:font-size-asian="13pt" style:font-style-asian="italic" style:font-size-complex="13pt" style:font-style-complex="italic"/>
    </style:style>
    <style:style style:name="T1" style:family="text">
      <style:text-properties fo:font-family="'Times New Roman'" style:font-style-name="Italic" style:font-family-generic="roman" style:font-pitch="variable" fo:font-size="13pt" fo:font-style="italic" style:font-size-asian="13pt" style:font-style-asian="italic" style:font-size-complex="13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0.889cm" svg:height="0.889cm" svg:x="6.158cm" svg:y="4.429cm">
          <text:p text:style-name="P1"><text:span text:style-name="T1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0.889cm" svg:height="0.889cm" svg:x="5.258cm" svg:y="6.229cm">
          <text:p text:style-name="P1"><text:span text:style-name="T1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0.889cm" svg:height="0.889cm" svg:x="7.058cm" svg:y="6.229cm">
          <text:p text:style-name="P1"><text:span text:style-name="T1">Z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6.602cm" svg:y1="5.318cm" svg:x2="5.702cm" svg:y2="6.229cm" draw:start-shape="id1" draw:start-glue-point="8" draw:end-shape="id2" draw:end-glue-point="4" svg:d="M6602 5318l-900 911">
          <text:p/>
        </draw:connector>
        <draw:connector draw:style-name="gr2" draw:text-style-name="P1" draw:layer="layout" draw:type="line" svg:x1="6.602cm" svg:y1="5.318cm" svg:x2="7.502cm" svg:y2="6.229cm" draw:start-shape="id1" draw:start-glue-point="8" draw:end-shape="id3" draw:end-glue-point="4" svg:d="M6602 5318l900 911">
          <text:p/>
        </draw:connector>
        <draw:custom-shape draw:style-name="gr1" draw:text-style-name="P2" xml:id="id4" draw:id="id4" draw:layer="layout" svg:width="0.889cm" svg:height="0.889cm" svg:x="6.158cm" svg:y="8.029cm">
          <text:p text:style-name="P1"><text:span text:style-name="T1">W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5.702cm" svg:y1="7.118cm" svg:x2="6.602cm" svg:y2="8.029cm" draw:start-shape="id2" draw:start-glue-point="8" draw:end-shape="id4" draw:end-glue-point="4" svg:d="M5702 7118l900 911">
          <text:p/>
        </draw:connector>
        <draw:connector draw:style-name="gr2" draw:text-style-name="P1" draw:layer="layout" draw:type="line" svg:x1="7.502cm" svg:y1="7.118cm" svg:x2="6.602cm" svg:y2="8.029cm" draw:start-shape="id3" draw:start-glue-point="8" draw:end-shape="id4" draw:end-glue-point="4" svg:d="M7502 7118l-900 911">
          <text:p/>
        </draw:connector>
        <draw:custom-shape draw:style-name="gr1" draw:text-style-name="P2" xml:id="id5" draw:id="id5" draw:layer="layout" svg:width="0.889cm" svg:height="0.889cm" svg:x="9.758cm" svg:y="4.429cm">
          <text:p text:style-name="P2"><text:span text:style-name="T1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7" draw:id="id7" draw:layer="layout" svg:width="0.889cm" svg:height="0.889cm" svg:x="8.858cm" svg:y="6.229cm">
          <text:p text:style-name="P2"><text:span text:style-name="T1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" draw:id="id6" draw:layer="layout" svg:width="0.889cm" svg:height="0.889cm" svg:x="10.658cm" svg:y="6.229cm">
          <text:p text:style-name="P2"><text:span text:style-name="T1">Z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0.202cm" svg:y1="5.318cm" svg:x2="11.102cm" svg:y2="6.229cm" draw:start-shape="id5" draw:start-glue-point="8" draw:end-shape="id6" draw:end-glue-point="4" svg:d="M10202 5318l900 911">
          <text:p/>
        </draw:connector>
        <draw:custom-shape draw:style-name="gr1" draw:text-style-name="P2" xml:id="id8" draw:id="id8" draw:layer="layout" svg:width="0.889cm" svg:height="0.889cm" svg:x="9.758cm" svg:y="8.029cm">
          <text:p text:style-name="P2"><text:span text:style-name="T1">W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9.302cm" svg:y1="7.118cm" svg:x2="10.202cm" svg:y2="8.029cm" draw:start-shape="id7" draw:start-glue-point="8" draw:end-shape="id8" draw:end-glue-point="4" svg:d="M9302 7118l900 911">
          <text:p/>
        </draw:connector>
        <draw:connector draw:style-name="gr2" draw:text-style-name="P1" draw:layer="layout" draw:type="line" svg:x1="11.102cm" svg:y1="7.118cm" svg:x2="10.202cm" svg:y2="8.029cm" draw:start-shape="id6" draw:start-glue-point="8" draw:end-shape="id8" draw:end-glue-point="4" svg:d="M11102 7118l-900 911">
          <text:p/>
        </draw:connector>
        <draw:custom-shape draw:style-name="gr1" draw:text-style-name="P2" xml:id="id9" draw:id="id9" draw:layer="layout" svg:width="0.889cm" svg:height="0.889cm" svg:x="13.358cm" svg:y="4.429cm">
          <text:p text:style-name="P2"><text:span text:style-name="T1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0" draw:id="id10" draw:layer="layout" svg:width="0.889cm" svg:height="0.889cm" svg:x="12.458cm" svg:y="6.229cm">
          <text:p text:style-name="P2"><text:span text:style-name="T1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2" draw:id="id12" draw:layer="layout" svg:width="0.889cm" svg:height="0.889cm" svg:x="14.258cm" svg:y="6.229cm">
          <text:p text:style-name="P2"><text:span text:style-name="T1">Z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3.802cm" svg:y1="5.318cm" svg:x2="12.902cm" svg:y2="6.229cm" draw:start-shape="id9" draw:start-glue-point="8" draw:end-shape="id10" draw:end-glue-point="4" svg:d="M13802 5318l-900 911">
          <text:p/>
        </draw:connector>
        <draw:custom-shape draw:style-name="gr1" draw:text-style-name="P2" xml:id="id11" draw:id="id11" draw:layer="layout" svg:width="0.889cm" svg:height="0.889cm" svg:x="13.358cm" svg:y="8.029cm">
          <text:p text:style-name="P2"><text:span text:style-name="T1">W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2.902cm" svg:y1="7.118cm" svg:x2="13.802cm" svg:y2="8.029cm" draw:start-shape="id10" draw:start-glue-point="8" draw:end-shape="id11" draw:end-glue-point="4" svg:d="M12902 7118l900 911">
          <text:p/>
        </draw:connector>
        <draw:connector draw:style-name="gr2" draw:text-style-name="P1" draw:layer="layout" draw:type="line" svg:x1="14.702cm" svg:y1="7.118cm" svg:x2="13.802cm" svg:y2="8.029cm" draw:start-shape="id12" draw:start-glue-point="8" draw:end-shape="id11" draw:end-glue-point="4" svg:d="M14702 7118l-900 911">
          <text:p/>
        </draw:connector>
        <draw:connector draw:style-name="gr2" draw:text-style-name="P1" draw:layer="layout" draw:type="line" svg:x1="9.302cm" svg:y1="6.229cm" svg:x2="10.202cm" svg:y2="5.318cm" draw:start-shape="id7" draw:start-glue-point="4" draw:end-shape="id5" draw:end-glue-point="8" svg:d="M9302 6229l900-911">
          <text:p/>
        </draw:connector>
        <draw:connector draw:style-name="gr2" draw:text-style-name="P1" draw:layer="layout" draw:type="line" svg:x1="14.702cm" svg:y1="6.229cm" svg:x2="13.802cm" svg:y2="5.318cm" draw:start-shape="id12" draw:start-glue-point="4" draw:end-shape="id9" draw:end-glue-point="8" svg:d="M14702 6229l-900-91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oc Nguyen</meta:initial-creator>
    <meta:creation-date>2018-07-20T12:21:30.25</meta:creation-date>
    <dc:date>2018-07-20T17:12:23.84</dc:date>
    <dc:creator>Loc Nguyen</dc:creator>
    <meta:editing-duration>PT43M57S</meta:editing-duration>
    <meta:editing-cycles>7</meta:editing-cycles>
    <meta:generator>OpenOffice/4.1.2$Win32 OpenOffice.org_project/412m3$Build-9782</meta:generator>
    <meta:document-statistic meta:object-count="24"/>
  </office:meta>
</office:document-meta>
</file>